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ignature"/>
      <text:p><text:span text:style-name="CS1">A</text:span><text:span text:style-name="CS1">B</text:span></text:p>
      <text:p>Text "Hello" in the following span tag will be applied an inline style: <text:span text:style-name="Variable">Hello</text:span> end.</text:p>
      <text:p>And here, style <text:span text:style-name="Teletype">Teletype</text:span> will be applied</text:p>
      <text:p><text:line-break/>Here, underline and bold were not noth applied</text:p>
      <text:p><text:span text:style-name="CS2">Text :</text:span></text:p>
      <text:p><text:span text:style-name="CS3">Text :</text:span></text:p>
      <text:p><text:span text:style-name="CS3">Text :</text:span><text:span text:style-name="CS4"> continued</text:span></text:p>
      <text:p>In the text below, some chars were deleted:</text:p>
      <text:p>My text,<text:span> text with space before</text:span> text text,<text:span> text with space before and after </text:span>and text.</text:p>
      <text:p><text:span text:style-name="CS5">Bold strike underline</text:span></text:p>
      <text:p><text:span text:style-name="CS6">Bold strike italic</text:span><text:span text:style-name="CS4">;</text:span></text:p>
      <text:p text:style-name="CS7">Small</text:p>
      <text:p><text:span text:style-name="CS8">Tralala<text:line-break/></text:span><text:span text:style-name="CS9">- 1 ;<text:line-break/>- 2 ;<text:line-break/>- 3 ;<text:line-break/>- 4.</text:span> </text:p>
      <text:p><text:span text:style-name="CS8">Texte</text:span><text:span text:style-name="CS3"> *texte</text:span></text:p>
      <text:p text:style-name="CS10"><text:span text:style-name="CS8">Texte </text:span><text:span text:style-name="CS8">texte texte</text:span><text:span text:style-name="CS8"> texte </text:span><text:span text:style-name="CS8">texte</text:span><text:span text:style-name="CS8"> texte.</text:span></text:p>
      <text:p><text:span text:style-name="CS11">test </text:span><text:span text:style-name="CS11">...</text:span><text:span text:style-name="CS12">must be strike here </text:span><text:span text:style-name="CS11">.</text:span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weight="bold"/>
    </style:style>
    <style:style style:name="CS2" style:family="text">
      <style:text-properties fo:font-weight="bold" style:text-underline-style="solid"/>
    </style:style>
    <style:style style:name="CS3" style:family="text">
      <style:text-properties fo:font-weight="bold" style:text-underline-style="solid"/>
    </style:style>
    <style:style style:name="CS4" style:family="text">
      <style:text-properties fo:font-weight="bold"/>
    </style:style>
    <style:style style:name="CS5" style:family="text">
      <style:text-properties fo:font-weight="bold" style:text-line-through-style="solid" style:text-underline-style="solid"/>
    </style:style>
    <style:style style:name="CS6" style:family="text">
      <style:text-properties fo:font-style="italic" fo:font-weight="bold" style:text-line-through-style="solid"/>
    </style:style>
    <style:style style:name="CS7" style:family="paragraph" style:parent-style-name="Standard">
      <style:text-properties fo:font-size="85%"/>
    </style:style>
    <style:style style:name="CS8" style:family="text">
      <style:text-properties fo:font-style="italic"/>
    </style:style>
    <style:style style:name="CS9" style:family="text">
      <style:text-properties fo:font-style="italic" fo:font-weight="bold"/>
    </style:style>
    <style:style style:name="CS10" style:family="paragraph" style:parent-style-name="Standard">
      <style:paragraph-properties fo:text-align="justify"/>
    </style:style>
    <style:style style:name="CS11" style:family="text">
      <style:text-properties style:text-line-through-style="solid" style:text-underline-style="solid"/>
    </style:style>
    <style:style style:name="CS12" style:family="text">
      <style:text-properties style:text-line-through-style="soli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Liberation Serif" style:language-asian="zh" style:language-complex="hi" style:font-size-asian="10.5pt" style:font-name-asian="WenQuanYi Micro Hei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WenQuanYi Micro Hei'" style:font-name-asian="WenQuanYi Micro Hei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Signature" style:class="text" style:parent-style-name="Standard" style:family="paragraph">
      <style:paragraph-properties text:number-lines="false" text:line-number="0"/>
    </style:style>
    <style:style style:name="Teletype" style:family="text">
      <style:text-properties style:font-family-generic-asian="modern" style:font-name-complex="Lohit Hindi2" style:font-family-generic-complex="modern" fo:font-family="'DejaVu Sans Mono'" style:font-name="DejaVu Sans Mono" style:font-family-asian="'WenQuanYi Micro Hei'" style:font-name-asian="WenQuanYi Micro Hei1" style:font-family-complex="'Lohit Hindi'" style:font-pitch-asian="fixed" style:font-pitch-complex="fixed" style:font-pitch="fixed" style:font-family-generic="modern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7-01-31T16:30:32.055173310</dc:date>
    <meta:editing-duration>PT5M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46" meta:character-count="230" meta:non-whitespace-character-count="186"/>
  </office:meta>
</office:document-meta>
</file>